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3A0000019702AC158C.jpg"/>
  <manifest:file-entry manifest:media-type="image/png" manifest:full-path="Pictures/100000000000000800000008DD0ADA29.png"/>
  <manifest:file-entry manifest:media-type="image/png" manifest:full-path="Pictures/100000000000012C000000E4C36C7F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38cm" draw:marker-end-width="0.38cm" draw:fill="none" draw:fill-color="#e6e6e6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cccccc" draw:fill="none" draw:fill-color="#99ccff" draw:fill-gradient-name="Gradient_20_1" draw:fill-hatch-name="Black_20_0_20_Degrees" draw:fill-image-name="Empty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cccccc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68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6e6e6" fo:font-size="18pt"/>
    </style:style>
    <style:style style:name="P3" style:family="paragraph">
      <style:paragraph-properties fo:text-align="start"/>
    </style:style>
    <style:style style:name="P4" style:family="paragraph">
      <style:paragraph-properties fo:line-height="150%" fo:text-align="start"/>
    </style:style>
    <style:style style:name="P5" style:family="paragraph">
      <style:paragraph-properties fo:text-align="start"/>
      <style:text-properties fo:font-size="14pt" style:font-size-asian="14pt" style:font-size-complex="14pt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e6e6e6" fo:font-size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layer="layout" svg:width="18.134cm" svg:height="21.295cm" svg:x="1.549cm" svg:y="2.195cm">
          <text:p text:style-name="P1"><text:span text:style-name="T1">Karte</text:span></text:p>
        </draw:rect>
        <draw:custom-shape draw:style-name="gr2" draw:text-style-name="P3" draw:layer="layout" svg:width="15.6cm" svg:height="1cm" svg:x="1.05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18cm" svg:height="5.5cm" svg:x="19.609cm" svg:y="2.1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cm" svg:height="3cm" svg:x="1cm" svg:y="18.577cm">
          <text:p text:style-name="P3"><text:span text:style-name="T2"/></text:p>
          <text:p text:style-name="P3"><text:span text:style-name="T2"/></text:p>
          <text:p text:style-name="P4"><text:span text:style-name="T3"/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878cm" svg:height="0.878cm" svg:x="1.329cm" svg:y="24.625cm">
          <draw:text-box>
            <text:p><text:span text:style-name="T4">Notiz</text:span></text:p>
          </draw:text-box>
        </draw:frame>
        <draw:frame draw:style-name="gr6" draw:text-style-name="P1" draw:layer="layout" svg:width="7.493cm" svg:height="1.017cm" svg:x="1.571cm" svg:y="0.901cm">
          <draw:image xlink:href="Pictures/100000000000093A0000019702AC158C.jpg" xlink:type="simple" xlink:show="embed" xlink:actuate="onLoad">
            <text:p/>
          </draw:image>
        </draw:frame>
        <draw:frame draw:style-name="gr6" draw:text-style-name="P1" draw:layer="layout" svg:width="2.5cm" svg:height="1.8cm" svg:x="17.034cm" svg:y="27.059cm">
          <draw:image xlink:href="Pictures/100000000000012C000000E4C36C7FCA.png" xlink:type="simple" xlink:show="embed" xlink:actuate="onLoad">
            <text:p/>
          </draw:image>
        </draw:frame>
        <draw:frame draw:style-name="gr7" draw:text-style-name="P4" draw:layer="layout" svg:width="2.597cm" svg:height="0.936cm" svg:x="1.334cm" svg:y="24.043cm">
          <draw:text-box>
            <text:p text:style-name="P4"><text:span text:style-name="T3">Datum:</text:span></text:p>
          </draw:text-box>
        </draw:frame>
        <draw:frame draw:style-name="gr7" draw:text-style-name="P4" draw:layer="layout" svg:width="3.103cm" svg:height="0.936cm" svg:x="7.94cm" svg:y="24.053cm">
          <draw:text-box>
            <text:p text:style-name="P4"><text:span text:style-name="T3">Maßstab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ff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7cm" fo:margin-bottom="0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örg Thomsen</meta:initial-creator>
    <meta:creation-date>2010-01-21T13:44:00.25</meta:creation-date>
    <dc:date>2011-03-11T11:44:57</dc:date>
    <meta:editing-duration>PT14H17M27S</meta:editing-duration>
    <meta:editing-cycles>64</meta:editing-cycles>
    <meta:generator>OpenOffice.org/3.2$Linux OpenOffice.org_project/320m19$Build-9505</meta:generator>
    <meta:print-date>2011-03-09T11:24:10</meta:print-date>
    <meta:document-statistic meta:object-count="9"/>
    <meta:user-defined meta:name="Info 1"/>
    <meta:user-defined meta:name="Info 2"/>
    <meta:user-defined meta:name="Info 3"/>
    <meta:user-defined meta:name="Info 4"/>
  </office:meta>
</office:document-meta>
</file>